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2" draw:text-style-name="P2" draw:layer="layout" svg:width="2.068cm" svg:height="1.723cm" svg:x="6.654cm" svg:y="3.8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068cm" svg:height="1.723cm" svg:x="8.954cm" svg:y="3.8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58cm" svg:height="1.723cm" svg:x="15.154cm" svg:y="3.8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442cm" svg:height="1.517cm" svg:x="13.555cm" svg:y="3.5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3.963cm" svg:y="5.643cm">
          <draw:text-box>
            <text:p><text:span text:style-name="T1">^</text:span></text:p>
          </draw:text-box>
        </draw:frame>
        <draw:frame draw:style-name="gr2" draw:text-style-name="P2" draw:layer="layout" svg:width="2.114cm" svg:height="1.723cm" svg:x="11.254cm" svg:y="3.8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795cm" svg:height="1.253cm" svg:x="7.199cm" svg:y="6.8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06cm" svg:height="1.723cm" svg:x="8.954cm" svg:y="6.5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142cm" svg:height="1.723cm" svg:x="15.154cm" svg:y="6.5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.442cm" svg:height="1.517cm" svg:x="13.555cm" svg:y="6.275cm">
          <draw:text-box>
            <text:p><text:span text:style-name="T1">...</text:span></text:p>
          </draw:text-box>
        </draw:frame>
        <draw:frame draw:style-name="gr2" draw:text-style-name="P2" draw:layer="layout" svg:width="2.076cm" svg:height="1.723cm" svg:x="11.254cm" svg:y="6.5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  <draw:frame draw:style-name="gr2" draw:text-style-name="P2" draw:layer="layout" svg:width="2.071cm" svg:height="1.5cm" svg:x="7.254cm" svg:y="19.15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2.067cm" svg:height="1.491cm" svg:x="9.554cm" svg:y="19.15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158cm" svg:height="1.491cm" svg:x="15.754cm" svg:y="19.15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.442cm" svg:height="1.517cm" svg:x="14.155cm" svg:y="18.8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4.163cm" svg:y="20.843cm">
          <draw:text-box>
            <text:p><text:span text:style-name="T1">^</text:span></text:p>
          </draw:text-box>
        </draw:frame>
        <draw:frame draw:style-name="gr2" draw:text-style-name="P2" draw:layer="layout" svg:width="2.113cm" svg:height="1.491cm" svg:x="11.854cm" svg:y="19.1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766cm" svg:height="1.253cm" svg:x="7.799cm" svg:y="21.92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2.059cm" svg:height="1.491cm" svg:x="9.554cm" svg:y="21.85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42cm" svg:height="1.491cm" svg:x="15.754cm" svg:y="21.85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1.442cm" svg:height="1.517cm" svg:x="14.155cm" svg:y="21.575cm">
          <draw:text-box>
            <text:p><text:span text:style-name="T1">...</text:span></text:p>
          </draw:text-box>
        </draw:frame>
        <draw:frame draw:style-name="gr2" draw:text-style-name="P2" draw:layer="layout" svg:width="2.075cm" svg:height="1.491cm" svg:x="11.854cm" svg:y="21.8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0.766cm" svg:height="1.253cm" svg:x="5.925cm" svg:y="19.25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0.795cm" svg:height="1.253cm" svg:x="6cm" svg:y="21.92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0.766cm" svg:height="1.253cm" svg:x="5.525cm" svg:y="4.1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95cm" svg:height="1.253cm" svg:x="5.6cm" svg:y="6.8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2" draw:layer="layout" svg:x1="3.383cm" svg:y1="9.047cm" svg:x2="18.018cm" svg:y2="9.013cm">
          <text:p/>
        </draw:line>
        <draw:line draw:style-name="gr3" draw:text-style-name="P2" draw:layer="layout" svg:x1="3.384cm" svg:y1="24.047cm" svg:x2="18.019cm" svg:y2="24.013cm">
          <text:p/>
        </draw:line>
        <draw:frame draw:style-name="gr2" draw:text-style-name="P2" draw:layer="layout" svg:width="2.067cm" svg:height="1.491cm" svg:x="9.056cm" svg:y="9.55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1.442cm" svg:height="1.517cm" svg:x="13.657cm" svg:y="10.776cm">
          <draw:text-box>
            <text:p><text:span text:style-name="T1">...</text:span></text:p>
          </draw:text-box>
        </draw:frame>
        <draw:frame draw:style-name="gr2" draw:text-style-name="P2" draw:layer="layout" svg:width="0.766cm" svg:height="1.253cm" svg:x="5.627cm" svg:y="9.6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2" draw:layer="layout" svg:width="2.068cm" svg:height="1.723cm" svg:x="6.791cm" svg:y="9.36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2" draw:layer="layout" svg:width="2.059cm" svg:height="1.491cm" svg:x="9.056cm" svg:y="12.25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1.031cm" svg:height="1.517cm" svg:x="9.465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5cm" svg:height="4.605cm" draw:transform="skewX (-0.0223402144255274) rotate (-0.0223402144255272) translate (8.979cm 9.555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cm" svg:height="1.491cm" svg:x="11.357cm" svg:y="9.55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layout" svg:width="2.059cm" svg:height="1.491cm" svg:x="11.357cm" svg:y="12.25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1" draw:layer="layout" svg:width="1.031cm" svg:height="1.517cm" svg:x="11.7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4cm" svg:height="4.606cm" svg:x="11.305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51cm" svg:height="1.491cm" svg:x="15.257cm" svg:y="9.55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2" draw:layer="layout" svg:width="1.131cm" svg:height="1.491cm" svg:x="15.257cm" svg:y="12.25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1.031cm" svg:height="1.517cm" svg:x="15.3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1.556cm" svg:height="4.526cm" svg:x="15.083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2:19:41.177743355</dc:date>
    <dc:creator>elucterio </dc:creator>
    <meta:editing-duration>PT2H11M30S</meta:editing-duration>
    <meta:editing-cycles>9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10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1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 </annotation>
  </semantics>
</math>
</file>

<file path=Object 12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 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15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16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7/content.xml><?xml version="1.0" encoding="utf-8"?>
<math xmlns="http://www.w3.org/1998/Math/MathML" display="block">
  <semantics>
    <mn>1</mn>
    <annotation encoding="StarMath 5.0">1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29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</annotation>
  </semantics>
</math>
</file>

<file path=Object 3/content.xml><?xml version="1.0" encoding="utf-8"?>
<math xmlns="http://www.w3.org/1998/Math/MathML" display="block">
  <semantics>
    <mover accent="true">
      <msubsup>
        <mi>k</mi>
        <mn>0</mn>
        <mrow>
          <mtext/>
          <mi mathvariant="normal">’</mi>
        </mrow>
      </msubsup>
      <mo>¯</mo>
    </mover>
    <annotation encoding="StarMath 5.0">overline k^{% %Ux2019}_{0} </annotation>
  </semantics>
</math>
</file>

<file path=Object 30/content.xml><?xml version="1.0" encoding="utf-8"?>
<math xmlns="http://www.w3.org/1998/Math/MathML" display="block">
  <semantics>
    <mn>1</mn>
    <annotation encoding="StarMath 5.0">1</annotation>
  </semantics>
</math>
</file>

<file path=Object 3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32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33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</annotation>
  </semantics>
</math>
</file>

<file path=Object 34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35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</annotation>
  </semantics>
</math>
</file>

<file path=Object 36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4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4</mn>
        </mrow>
        <mrow>
          <mtext/>
          <mi mathvariant="normal">’</mi>
        </mrow>
      </msubsup>
      <mo>¯</mo>
    </mover>
    <annotation encoding="StarMath 5.0">overline k^{% %Ux2019}_{n-4} </annotation>
  </semantics>
</math>
</file>

<file path=Object 5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7/content.xml><?xml version="1.0" encoding="utf-8"?>
<math xmlns="http://www.w3.org/1998/Math/MathML" display="block">
  <semantics>
    <mover accent="true">
      <msubsup>
        <mi>k</mi>
        <mn>1</mn>
        <mrow>
          <mtext/>
          <mi mathvariant="normal">’</mi>
        </mrow>
      </msubsup>
      <mo>¯</mo>
    </mover>
    <annotation encoding="StarMath 5.0">overline k^{% %Ux2019}_{1} </annotation>
  </semantics>
</math>
</file>

<file path=Object 8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9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